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4000002209F6E1389DB0523F3.png" manifest:media-type="image/png"/>
  <manifest:file-entry manifest:full-path="Pictures/1000000000000244000001620E16904FC20A7361.png" manifest:media-type="image/png"/>
  <manifest:file-entry manifest:full-path="Pictures/10000000000002E40000015777843D627CD7C1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in" svg:y="-0.0181in" svg:width="6.9252in" svg:height="3.2098in" draw:z-index="0"><draw:image xlink:href="Pictures/10000000000002E40000015777843D627CD7C14F.png" xlink:type="simple" xlink:show="embed" xlink:actuate="onLoad"/></draw:frame><draw:frame draw:style-name="fr1" draw:name="Image2" text:anchor-type="paragraph" svg:x="0.4417in" svg:y="3.2146in" svg:width="6.0417in" svg:height="3.6874in" draw:z-index="1"><draw:image xlink:href="Pictures/1000000000000244000001620E16904FC20A7361.png" xlink:type="simple" xlink:show="embed" xlink:actuate="onLoad"/></draw:frame></text:p>
      <text:p text:style-name="Standard"/>
      <text:p text:style-name="Standard"><draw:frame draw:style-name="fr1" draw:name="Image3" text:anchor-type="paragraph" svg:x="-0.0673in" svg:y="0.0917in" svg:width="6.9252in" svg:height="2.302in" draw:z-index="2"><draw:image xlink:href="Pictures/1000000000000664000002209F6E1389DB0523F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2:07:17.716290422</meta:creation-date>
    <dc:date>2017-11-07T02:36:06.648322871</dc:date>
    <meta:editing-duration>PT18M38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